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fo:border-bottom="none" fo:border-left="1.25pt solid #000000" fo:border-right="none" fo:border-top="1.25pt solid #000000"/>
    </style:style>
    <style:style style:name="ce9" style:family="table-cell" style:parent-style-name="Default">
      <style:table-cell-properties fo:border-bottom="none" fo:border-left="1.25pt solid #000000" fo:border-right="none" fo:border-top="none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1.25pt solid #000000" fo:background-color="#ffff99" style:text-align-source="fix" style:repeat-content="false" fo:border-left="1.25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fo:border-left="none" fo:border-right="1.25pt solid #000000" fo:border-top="1.25pt solid #000000"/>
    </style:style>
    <style:style style:name="ce17" style:family="table-cell" style:parent-style-name="Default">
      <style:table-cell-properties fo:border-bottom="none" fo:border-left="none" fo:border-right="1.25pt solid #000000" fo:border-top="none"/>
    </style:style>
    <style:style style:name="ce18" style:family="table-cell" style:parent-style-name="Default">
      <style:table-cell-properties fo:border-bottom="1.25pt solid #000000" style:text-align-source="value-type" style:repeat-content="false" fo:border-left="none" fo:border-right="1.25pt solid #000000" fo:border-top="none"/>
      <style:paragraph-properties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4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0t T37-6</text:p>
          </table:table-cell>
          <table:table-cell office:value-type="string" calcext:value-type="string">
            <text:p>9t T37-6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office:annotation draw:style-name="gr1" draw:text-style-name="P2" svg:width="28.99mm" svg:height="5.96mm" svg:x="83.75mm" svg:y="12.09mm" draw:caption-point-x="-6.1mm" draw:caption-point-y="15.1mm">
              <dc:date>2017-05-10T00:00:00</dc:date>
              <text:p text:style-name="P1"><text:span text:style-name="T1">560 + 39</text:span></text:p>
            </office:annotation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2" draw:text-style-name="P2" svg:width="28.99mm" svg:height="9.91mm" svg:x="83.75mm" svg:y="21.12mm" draw:caption-point-x="-6.1mm" draw:caption-point-y="15.1mm">
              <dc:date>2017-05-10T00:00:00</dc:date>
              <text:p text:style-name="P1"><text:span text:style-name="T1">1000 + 1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1" draw:text-style-name="P2" svg:width="28.99mm" svg:height="5.96mm" svg:x="124.56mm" svg:y="21.12mm" draw:caption-point-x="-6.1mm" draw:caption-point-y="15.1mm">
              <dc:date>2017-04-30T00:00:00</dc:date>
              <text:p text:style-name="P1"><text:span text:style-name="T1">680 + 56</text:span>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322.7" calcext:value-type="float">
            <text:p>1322.7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1787.18" calcext:value-type="float">
            <text:p>1787.18</text:p>
          </table:table-cell>
          <table:table-cell table:number-columns-repeated="2" table:style-name="ce5" office:value-type="float" office:value="1500" calcext:value-type="float">
            <text:p>1500</text:p>
          </table:table-cell>
          <table:table-cell table:style-name="ce5" table:number-columns-repeated="3"/>
          <table:table-cell table:style-name="ce5" office:value-type="string" calcext:value-type="string">
            <text:p>18t T37-2</text:p>
          </table:table-cell>
          <table:table-cell table:style-name="ce5" office:value-type="string" calcext:value-type="string">
            <text:p>21t T37-2</text:p>
          </table:table-cell>
          <table:table-cell table:style-name="ce5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office:annotation draw:style-name="gr1" draw:text-style-name="P2" svg:width="28.99mm" svg:height="5.96mm" svg:x="124.56mm" svg:y="70.79mm" draw:caption-point-x="-6.1mm" draw:caption-point-y="15.1mm">
              <dc:date>2017-05-10T00:00:00</dc:date>
              <text:p text:style-name="P1"><text:span text:style-name="T1">1000 + 1000</text:span></text:p>
            </office:annotation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office:annotation draw:style-name="gr1" draw:text-style-name="P2" svg:width="28.99mm" svg:height="5.96mm" svg:x="83.75mm" svg:y="75.31mm" draw:caption-point-x="-6.1mm" draw:caption-point-y="15.1mm">
              <dc:date>2017-05-10T00:00:00</dc:date>
              <text:p text:style-name="P1"><text:span text:style-name="T1">1500 + 100</text:span></text:p>
            </office:annotation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Stock</text:p>
          </table:table-cell>
          <table:table-cell table:style-name="ce13" office:value-type="string" calcext:value-type="string">
            <text:p>Voltage</text:p>
          </table:table-cell>
          <table:table-cell table:style-name="ce13" office:value-type="string" calcext:value-type="string">
            <text:p>Stock</text:p>
          </table:table-cell>
          <table:table-cell table:style-name="ce13" office:value-type="string" calcext:value-type="string">
            <text:p>Voltage</text:p>
          </table:table-cell>
          <table:table-cell table:style-name="ce16" office:value-type="string" calcext:value-type="string">
            <text:p>Ord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.3" calcext:value-type="float">
            <text:p>3.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office:value-type="float" office:value="1206" calcext:value-type="float">
            <text:p>1206</text:p>
          </table:table-cell>
          <table:table-cell table:number-columns-repeated="2" office:value-type="string" calcext:value-type="string">
            <text:p>0805</text:p>
          </table:table-cell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.3" calcext:value-type="float">
            <text:p>3.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4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V</text:p>
          </table:table-cell>
          <table:table-cell table:style-name="ce14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Default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4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V</text:p>
          </table:table-cell>
          <table:table-cell table:style-name="Default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4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V</text:p>
          </table:table-cell>
          <table:table-cell table:style-name="ce14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39" calcext:value-type="float">
            <text:p>39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V</text:p>
          </table:table-cell>
          <table:table-cell table:style-name="ce14" table:number-columns-repeated="2"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0V</text:p>
          </table:table-cell>
          <table:table-cell table:style-name="ce14" table:number-columns-repeated="2"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0V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string" calcext:value-type="string">
            <text:p>50V</text:p>
          </table:table-cell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56" calcext:value-type="float">
            <text:p>56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0V</text:p>
          </table:table-cell>
          <table:table-cell table:style-name="ce1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30V</text:p>
          </table:table-cell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V</text:p>
          </table:table-cell>
          <table:table-cell table:style-name="ce1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82" calcext:value-type="float">
            <text:p>82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V</text:p>
          </table:table-cell>
          <table:table-cell table:style-name="ce1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0V</text:p>
          </table:table-cell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V</text:p>
          </table:table-cell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-15 M LP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V</text:p>
          </table:table-cell>
          <table:table-cell table:style-name="ce1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2-1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1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0V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100V</text:p>
          </table:table-cell>
          <table:table-cell table:style-name="ce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style-name="ce10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7" office:value-type="string" calcext:value-type="string">
            <text:p>Y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30-20 M LPF</text:p>
          </table:table-cell>
          <table:table-cell table:style-name="ce6" office:value-type="float" office:value="150" calcext:value-type="float">
            <text:p>15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style-name="ce11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V</text:p>
          </table:table-cell>
          <table:table-cell table:style-name="ce14"/>
          <table:table-cell/>
          <table:table-cell table:style-name="ce17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11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V</text:p>
          </table:table-cell>
          <table:table-cell table:style-name="ce14"/>
          <table:table-cell/>
          <table:table-cell table:style-name="ce17" office:value-type="string" calcext:value-type="string">
            <text:p>HPF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style-name="ce12" office:value-type="string" calcext:value-type="string">
            <text:p>.012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18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270" calcext:value-type="float">
            <text:p>270</text:p>
          </table:table-cell>
          <table:table-cell table:style-name="ce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390" calcext:value-type="float">
            <text:p>39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470" calcext:value-type="float">
            <text:p>47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LPF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680" calcext:value-type="float">
            <text:p>68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LPF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1200" calcext:value-type="float">
            <text:p>12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1500" calcext:value-type="float">
            <text:p>1500</text:p>
          </table:table-cell>
          <table:table-cell table:style-name="ce7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2700" calcext:value-type="float">
            <text:p>27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table:style-name="ce6" office:value-type="float" office:value="3900" calcext:value-type="float">
            <text:p>39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table:style-name="ce6" office:value-type="float" office:value="6200" calcext:value-type="float">
            <text:p>6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table:style-name="ce6" office:value-type="float" office:value="8200" calcext:value-type="float">
            <text:p>82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 table:number-rows-repeated="2">
          <table:table-cell/>
          <table:table-cell table:style-name="Default"/>
          <table:table-cell table:style-name="ce7"/>
          <table:table-cell table:number-columns-repeated="12"/>
        </table:table-row>
        <table:table-row table:style-name="ro1" table:number-rows-repeated="20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3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3:Sheet1.C85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06:02:39.412527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5-11T06:44:12.912249385</dc:date>
    <meta:editing-duration>PT8H49M4S</meta:editing-duration>
    <meta:editing-cycles>25</meta:editing-cycles>
    <meta:generator>LibreOffice/5.1.6.2$Linux_X86_64 LibreOffice_project/10m0$Build-2</meta:generator>
    <meta:document-statistic meta:table-count="1" meta:cell-count="501" meta:object-count="0"/>
  </office:meta>
</office:document-meta>
</file>